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 fo:border="0.06pt solid #000000"/>
    </style:style>
    <style:style style:name="ce6" style:family="table-cell" style:parent-style-name="Default">
      <style:table-cell-properties fo:wrap-option="no-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Loads/calls function</text:p>
          </table:table-cell>
          <table:table-cell table:style-name="ce1" office:value-type="string" calcext:value-type="string">
            <text:p>uses data</text:p>
          </table:table-cell>
          <table:table-cell table:style-name="ce1" office:value-type="string" calcext:value-type="string">
            <text:p>writes data</text:p>
          </table:table-cell>
          <table:table-cell table:style-name="ce9" office:value-type="string" calcext:value-type="string">
            <text:p>action</text:p>
          </table:table-cell>
          <table:table-cell table:style-name="ce1" table:number-columns-repeated="3"/>
          <table:table-cell table:style-name="ce3"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_height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_left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ccum_space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lear_cube_space()</text:p>
          </table:table-cell>
          <table:table-cell table:style-name="ce2" office:value-type="string" calcext:value-type="string">
            <text:p>add_cube_space(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add_to_selection(answer_number, selected_ANSWER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alphabet_list</text:p>
          </table:table-cell>
          <table:table-cell table:style-name="ce5" office:value-type="string" calcext:value-type="string">
            <text:p>'A'-'Z'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answer_selected()</text:p>
          </table:table-cell>
          <table:table-cell table:style-name="ce5" office:value-type="string" calcext:value-type="string">
            <text:p><text:s/>a word has been selected from the drop down list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b_height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b_left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c_height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 table:style-name="ce2" office:value-type="string" calcext:value-type="string">
            <text:p>clear_cube_space(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clear_possible(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colour_cube_yellow(cube_HTU)</text:p>
          </table:table-cell>
          <table:table-cell table:style-name="ce5" office:value-type="string" calcext:value-type="string">
            <text:p>used by colour_word_yellow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colour_word_yellow(start_minicube)</text:p>
          </table:table-cell>
          <table:table-cell table:style-name="ce5" office:value-type="string" calcext:value-type="string">
            <text:p>used in green_pressed()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ompute_pattern(myCube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cube_click_black(a_value, b_value, c_value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draw_cube(index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draw_H_TML(myCube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_list(title, list_cube)</text:p>
          </table:table-cell>
          <table:table-cell table:style-name="ce5" office:value-type="string" calcext:value-type="string">
            <text:p>lists on the console the values of the given cube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Cube(index, a,b,c)</text:p>
          </table:table-cell>
          <table:table-cell table:style-name="ce5" office:value-type="string" calcext:value-type="string">
            <text:p>constructo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 office:value-type="string" calcext:value-type="string">
            <text:p>cubify_answer()</text:p>
          </table:table-cell>
          <table:table-cell table:style-name="ce5" office:value-type="string" calcext:value-type="string">
            <text:p>given the answer put it into the minicubes shown by: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display_level_a(temp_a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display_level_b(b_value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isplay_level.js</text:p>
          </table:table-cell>
          <table:table-cell table:style-name="ce2" office:value-type="string" calcext:value-type="string">
            <text:p>display_level_c(HTU_number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1" table:number-columns-repeated="3"/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do_list(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2" table:style-name="ce2" office:value-type="string" calcext:value-type="string">
            <text:p>draw_cube_loop(sender)</text:p>
          </table:table-cell>
          <table:table-cell table:style-name="ce5" office:value-type="string" calcext:value-type="string">
            <text:p>single func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draw_minicubes(ABC,abc_top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 office:value-type="string" calcext:value-type="string">
            <text:p>extract_answer(untidy)</text:p>
          </table:table-cell>
          <table:table-cell table:style-name="ce5" office:value-type="string" calcext:value-type="string">
            <text:p>take [12343]ANSWER &amp; return ANSWER alon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 office:value-type="string" calcext:value-type="string">
            <text:p>find_and_tidy_selected(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find_clue(global_word_chosen)</text:p>
          </table:table-cell>
          <table:table-cell table:style-name="ce5" office:value-type="string" calcext:value-type="string">
            <text:p>used in answer_selected: needs tidy up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find_letter_cubes(current_minicube)</text:p>
          </table:table-cell>
          <table:table-cell table:style-name="ce5" office:value-type="string" calcext:value-type="string">
            <text:p><text:s/>given the HTU pointer to one minicube find all the minicubes in its lin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find_matching_words()</text:p>
          </table:table-cell>
          <table:table-cell table:style-name="ce5" office:value-type="string" calcext:value-type="string">
            <text:p>see what would fit words matching global_word_fram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find_selected()</text:p>
          </table:table-cell>
          <table:table-cell table:style-name="ce5" office:value-type="string" calcext:value-type="string">
            <text:p>Find which word was selected on element POSSIBL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find_word_frame(lett, myCube, direction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 office:value-type="string" calcext:value-type="string">
            <text:p>find_word_HTU (in_HTU , direction)</text:p>
          </table:table-cell>
          <table:table-cell table:style-name="ce5" office:value-type="string" calcext:value-type="string">
            <text:p>used in colour_word_yellow &amp; cubify_answer &amp; put_answer in direction A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find_word_slots(myCube,WORD_stripped)</text:p>
          </table:table-cell>
          <table:table-cell table:style-name="ce5" office:value-type="string" calcext:value-type="string">
            <text:p><text:s/>take cube_HTU the number of the minicube used.Look through word_locations for that number </text:p>
          </table:table-cell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get_ANSWER(index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get_CLUE(index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get_colour(myCube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get_HTU_ANS_CLUE(word_chosen)</text:p>
          </table:table-cell>
          <table:table-cell table:style-name="ce5" office:value-type="string" calcext:value-type="string">
            <text:p>delet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get_HTU(word_chosen)</text:p>
          </table:table-cell>
          <table:table-cell table:style-name="ce5" office:value-type="string" calcext:value-type="string">
            <text:p>delet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s_used.js</text:p>
          </table:table-cell>
          <table:table-cell table:style-name="ce2" office:value-type="string" calcext:value-type="string">
            <text:p>get_letter(add_letter)</text:p>
          </table:table-cell>
          <table:table-cell table:style-name="ce5" office:value-type="string" calcext:value-type="string">
            <text:p>given the address in form abd find the letter if it exists on minicube of that numbe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get_minicube(a, b, c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 variables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clue_chosen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draw_axis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HTU_number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HTU_string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list_paths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chosen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cube_HTU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frame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global_word_stripped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green_pressed(a_value, b_value, c_value)</text:p>
          </table:table-cell>
          <table:table-cell table:style-name="ce5" office:value-type="string" calcext:value-type="string">
            <text:p>acts on a click at cube x,y,z.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left_displacement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letter_pressed(lett) 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letter_to_cube(cube_HTU)</text:p>
          </table:table-cell>
          <table:table-cell table:style-name="ce5" office:value-type="string" calcext:value-type="string">
            <text:p>NOT US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letter_to_cube(myCube, lett)</text:p>
          </table:table-cell>
          <table:table-cell table:style-name="ce5" office:value-type="string" calcext:value-type="string">
            <text:p><text:s/>puts the given letter in the given cub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use_answers()</text:p>
          </table:table-cell>
          <table:table-cell table:style-name="ce2" office:value-type="string" calcext:value-type="string">
            <text:p>list_answer(answername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list_minicubes(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list_word(word_chosen)</text:p>
          </table:table-cell>
          <table:table-cell table:style-name="ce5" office:value-type="string" calcext:value-type="string">
            <text:p>DEBUG func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log_cube_colour(log_cube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log_cube_directions(log_cube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lowest(inarray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both(A,B,C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number(A, B, C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HTU_string(A, B, C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ake_string(inp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mini_cubes</text:p>
          </table:table-cell>
          <table:table-cell table:style-name="ce5" office:value-type="string" calcext:value-type="string">
            <text:p>Array of all the mini cubes, whether displayed or not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mini_draw_H_TML(fa, fb, fc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use_answers()</text:p>
          </table:table-cell>
          <table:table-cell table:style-name="ce2" office:value-type="string" calcext:value-type="string">
            <text:p>parse_line(lineText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presented_words</text:p>
          </table:table-cell>
          <table:table-cell table:style-name="ce5" office:value-type="string" calcext:value-type="string">
            <text:p>/* presented_words is a list of the words displayed in the POSSIBLE icon */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 office:value-type="string" calcext:value-type="string">
            <text:p>put_answer_in_direction_A (answer, HTU_start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put_letter_in_cube(lett, HTU_number</text:p>
          </table:table-cell>
          <table:table-cell table:style-name="ce5" office:value-type="string" calcext:value-type="string">
            <text:p>put the given letter into the cube identified by the HTU_number &amp; HTU_string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_a(ABC,abc_top)</text:p>
          </table:table-cell>
          <table:table-cell table:style-name="ce5"/>
          <table:table-cell table:style-name="ce2" table:number-columns-repeated="2"/>
          <table:table-cell table:style-name="ce10"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_b(ABC,abc_top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_c(ABC,abc_top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redo_space(ABC,abc_top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green_pressed.js</text:p>
          </table:table-cell>
          <table:table-cell table:style-name="ce2" office:value-type="string" calcext:value-type="string">
            <text:p>redraw_axis(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save_answer(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letter_pressed()</text:p>
          </table:table-cell>
          <table:table-cell table:style-name="ce2" office:value-type="string" calcext:value-type="string">
            <text:p>seek_word(lett, myCube)</text:p>
          </table:table-cell>
          <table:table-cell table:style-name="ce5" office:value-type="string" calcext:value-type="string">
            <text:p>looks for the word with a letter at the given position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selected_word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colour(myCube, colour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directions(myCube)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e.js</text:p>
          </table:table-cell>
          <table:table-cell table:style-name="ce2" office:value-type="string" calcext:value-type="string">
            <text:p>set_letter(myCube, letter)</text:p>
          </table:table-cell>
          <table:table-cell table:style-name="ce5" office:value-type="string" calcext:value-type="string">
            <text:p>set_letter may not be us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start_image_string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 office:value-type="string" calcext:value-type="string">
            <text:p>tidy_up_ANSWER(untidy)</text:p>
          </table:table-cell>
          <table:table-cell table:style-name="ce5" office:value-type="string" calcext:value-type="string">
            <text:p>used in find_matching_word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top_displacement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creen_functions.js</text:p>
          </table:table-cell>
          <table:table-cell table:style-name="ce2" office:value-type="string" calcext:value-type="string">
            <text:p>user_instruction(i_number, sender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chosen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HTUs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ATA3.js</text:p>
          </table:table-cell>
          <table:table-cell table:style-name="ce2" office:value-type="string" calcext:value-type="string">
            <text:p>word_loc_pointer</text:p>
          </table:table-cell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clear_cube_space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1"/>
          <table:table-cell table:style-name="ce6" office:value-type="string" calcext:value-type="string">
            <text:p>CLUES4.js</text:p>
          </table:table-cell>
          <table:table-cell table:style-name="ce1"/>
          <table:table-cell table:style-name="ce8" office:value-type="string" calcext:value-type="string">
            <text:p>ANSWER_CLU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Cube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cubify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DATA3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display_level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draw_cube_loop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functions_used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functions8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green_pressed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letter_pressed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screen_functions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style.cs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use_answers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word_location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CROSSWORD_14.html</text:p>
          </table:table-cell>
          <table:table-cell table:style-name="ce2"/>
          <table:table-cell table:style-name="ce5" office:value-type="string" calcext:value-type="string">
            <text:p>word.js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/>
          <table:table-cell table:style-name="ce5" office:value-type="string" calcext:value-type="string">
            <text:p>global_HTU_number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ubify()</text:p>
          </table:table-cell>
          <table:table-cell table:style-name="ce2"/>
          <table:table-cell table:style-name="ce5" office:value-type="string" calcext:value-type="string">
            <text:p>global_WORD_stripped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use_answers()</text:p>
          </table:table-cell>
          <table:table-cell table:style-name="ce2"/>
          <table:table-cell table:style-name="ce5" office:value-type="string" calcext:value-type="string">
            <text:p>Go to predefined answers to fill the cube</text:p>
          </table:table-cell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5"/>
          <table:table-cell table:style-name="ce2" office:value-type="string" calcext:value-type="string">
            <text:p>words_across</text:p>
          </table:table-cell>
          <table:table-cell table:style-name="ce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5"/>
          <table:table-cell table:style-name="ce2" office:value-type="string" calcext:value-type="string">
            <text:p>words_back</text:p>
          </table:table-cell>
          <table:table-cell table:style-name="ce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_location.js</text:p>
          </table:table-cell>
          <table:table-cell table:style-name="ce2"/>
          <table:table-cell table:style-name="ce5"/>
          <table:table-cell table:style-name="ce2" office:value-type="string" calcext:value-type="string">
            <text:p>words_climb</text:p>
          </table:table-cell>
          <table:table-cell table:style-name="ce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word.j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1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16" table:contains-header="false">
          <table:sort>
            <table:sort-by table:field-number="1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1:38:45.188000000</meta:creation-date>
    <dc:date>2018-02-18T08:51:49.186000000</dc:date>
    <meta:editing-duration>P3DT1H29M49S</meta:editing-duration>
    <meta:editing-cycles>9</meta:editing-cycles>
    <meta:generator>LibreOffice/4.1.1.2$Windows_x86 LibreOffice_project/7e4286b58adc75a14f6d83f53a03b6c11fa2903</meta:generator>
    <meta:print-date>2018-02-11T15:52:53.555000000</meta:print-date>
    <meta:document-statistic meta:table-count="1" meta:cell-count="264" meta:object-count="0"/>
  </office:meta>
</office:document-meta>
</file>